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drawing-page" style:name="a44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drawing-page" style:name="a5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 style:parent-style-name="Graphics">
      <style:graphic-properties draw:fill="none" draw:stroke="none" draw:luminance="0%" draw:contrast="0%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4" style:parent-style-name="Graphics">
      <style:graphic-properties draw:fill="none" fo:clip="rect(0in, 3.60587in, 0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fo:clip="rect(0.86491in, 0in, 1.93327in, 0in)" draw:stroke="non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drawing-page" style:name="a43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 style:parent-style-name="Graphics">
      <style:graphic-properties draw:fill="none" draw:stroke="none" draw:luminance="0%" draw:contrast="0%"/>
    </style:style>
    <style:style style:family="drawing-page" style:name="a4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4" style:parent-style-name="Graphics">
      <style:graphic-properties draw:fill="none" draw:stroke="none" draw:luminance="0%" draw:contrast="0%"/>
    </style:style>
    <style:style style:family="drawing-page" style:name="a43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2083in" svg:stroke-color="#ffffff" svg:stroke-opacity="100%" draw:stroke-linejoin="miter" svg:stroke-linecap="butt" style:protect="position siz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9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4" draw:style-name="a380" draw:master-page-name="Master1-Layout1-title-Title-Slide" presentation:presentation-page-layout-name="Master1-PPL1" draw:id="Slide-269">
        <draw:custom-shape svg:x="0.35167in" svg:y="0.35in" svg:width="12.63in" svg:height="6.8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itle 1" svg:x="4.79067in" svg:y="1.05555in" svg:width="7.39947in" svg:height="5.38889in" presentation:class="title" presentation:placeholder="false">
          <draw:text-box>
            <text:p text:style-name="a386" text:class-names="" text:cond-style-name=""><text:span text:style-name="a384" text:class-names="">Novo Vista<text:s text:c="1"/></text:span><text:span text:style-name="a385" text:class-names=""/></text:p>
          </draw:text-box>
          <svg:title/>
          <svg:desc/>
        </draw:frame>
        <draw:frame draw:id="id65" presentation:style-name="a391" draw:name="Subtitle 2" svg:x="1.11905in" svg:y="1.05555in" svg:width="2.96144in" svg:height="5.38889in" presentation:class="subtitle" presentation:placeholder="false">
          <draw:text-box>
            <text:p text:style-name="a390" text:class-names="" text:cond-style-name=""><text:span text:style-name="a388" text:class-names="">MadiDrop+</text:span><text:span text:style-name="a389" text:class-names=""/></text:p>
          </draw:text-box>
          <svg:title/>
          <svg:desc/>
        </draw:frame>
        <draw:connector draw:type="line" svg:x1="4.43558in" svg:y1="2.25in" svg:x2="4.43558in" svg:y2="5.25in" draw:id="id66" draw:style-name="a392" draw:name="Straight Connector 9">
          <svg:title/>
          <svg:desc/>
        </draw:connector>
      </draw:page>
      <draw:page draw:name="Slide15" draw:style-name="a393" draw:master-page-name="Master1-Layout2-obj-Title-and-Content" presentation:presentation-page-layout-name="Master1-PPL2" draw:id="Slide-270">
        <draw:frame draw:id="id67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Relevant Articles and Links<text:s text:c="1"/></text:span><text:span text:style-name="a395" text:class-names=""/></text:p>
          </draw:text-box>
          <svg:title/>
          <svg:desc/>
        </draw:frame>
        <draw:frame draw:id="id68" presentation:style-name="a417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8" text:class-names=""><text:a xlink:href="https://news.virginia.edu/content/uva-engineers-quadruple-performance-their-water-purification-tablet" text:style-name="" text:visited-style-name="">https://news.virginia.edu/content/uva-engineers-quadruple-performance-their-water-purification-tablet</text:a></text:span><text:span text:style-name="a399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<text:a xlink:href="http://www.cavalierdaily.com/article/2018/06/uva-engineers-develop-water-purification-tablet" text:style-name="" text:visited-style-name="">http://www.cavalierdaily.com/article/2018/06/uva-engineers-develop-water-purification-tablet</text:a></text:span><text:span text:style-name="a403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<text:a xlink:href="https://www.ultimatemission.net/projects/madidrop-water" text:style-name="" text:visited-style-name="">https://www.ultimatemission.net/projects/madidrop-water</text:a></text:span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https://www.youtube.com/watch?v=6cZMLGnDE2g&amp;t=738s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2" draw:style-name="a418" draw:master-page-name="Master1-Layout7-blank-Blank" presentation:presentation-page-layout-name="Master1-PPL7" draw:id="Slide-257">
        <draw:frame draw:id="id69" draw:style-name="a419" draw:name="Picture 2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MadiDrop6</svg:desc>
        </draw:frame>
      </draw:page>
      <draw:page draw:name="Slide3" draw:style-name="a420" draw:master-page-name="Master1-Layout7-blank-Blank" presentation:presentation-page-layout-name="Master1-PPL7" draw:id="Slide-258">
        <draw:custom-shape svg:x="0in" svg:y="0in" svg:width="13.33333in" svg:height="7.5in" draw:id="id70" draw:style-name="a423" draw:name="Rectangle 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71" draw:style-name="a426" draw:name="Rectangle 9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72" draw:style-name="a429" draw:name="Rectangle 1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30" draw:name="Picture 2" svg:x="1.22537in" svg:y="2.08704in" svg:width="10.88259in" svg:height="3.31919in" style:rel-width="scale" style:rel-height="scale">
          <draw:image xlink:href="media/image2.jpeg" xlink:type="simple" xlink:show="embed" xlink:actuate="onLoad"/>
          <svg:title/>
          <svg:desc>MadiDrop7</svg:desc>
        </draw:frame>
      </draw:page>
      <draw:page draw:name="Slide4" draw:style-name="a431" draw:master-page-name="Master1-Layout7-blank-Blank" presentation:presentation-page-layout-name="Master1-PPL7" draw:id="Slide-259">
        <draw:frame draw:id="id74" draw:style-name="a432" draw:name="Picture 2" svg:x="4.95486in" svg:y="0in" svg:width="3.42361in" svg:height="7.5in" style:rel-width="scale" style:rel-height="scale">
          <draw:image xlink:href="media/image3.JPG" xlink:type="simple" xlink:show="embed" xlink:actuate="onLoad"/>
          <svg:title/>
          <svg:desc>MadiDrop8</svg:desc>
        </draw:frame>
      </draw:page>
      <draw:page draw:name="Slide5" draw:style-name="a433" draw:master-page-name="Master1-Layout7-blank-Blank" presentation:presentation-page-layout-name="Master1-PPL7" draw:id="Slide-260">
        <draw:frame draw:id="id75" draw:style-name="a434" draw:name="Picture 2" svg:x="0in" svg:y="0.18403in" svg:width="13.33333in" svg:height="7.13194in" style:rel-width="scale" style:rel-height="scale">
          <draw:image xlink:href="media/image4.JPG" xlink:type="simple" xlink:show="embed" xlink:actuate="onLoad"/>
          <svg:title/>
          <svg:desc>MadiDrop9</svg:desc>
        </draw:frame>
      </draw:page>
      <draw:page draw:name="Slide6" draw:style-name="a435" draw:master-page-name="Master1-Layout7-blank-Blank" presentation:presentation-page-layout-name="Master1-PPL7" draw:id="Slide-261">
        <draw:custom-shape svg:x="0in" svg:y="0in" svg:width="13.33333in" svg:height="7.5in" draw:id="id76" draw:style-name="a438" draw:name="Rectangle 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77" draw:style-name="a441" draw:name="Rectangle 9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78" draw:style-name="a444" draw:name="Rectangle 11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45" draw:name="Picture 2" svg:x="1.22537in" svg:y="1.57012in" svg:width="10.88259in" svg:height="4.35304in" style:rel-width="scale" style:rel-height="scale">
          <draw:image xlink:href="media/image5.jpeg" xlink:type="simple" xlink:show="embed" xlink:actuate="onLoad"/>
          <svg:title/>
          <svg:desc>MadiDrop10</svg:desc>
        </draw:frame>
      </draw:page>
      <draw:page draw:name="Slide7" draw:style-name="a446" draw:master-page-name="Master1-Layout7-blank-Blank" presentation:presentation-page-layout-name="Master1-PPL7" draw:id="Slide-262">
        <draw:custom-shape svg:x="0in" svg:y="0in" svg:width="13.33333in" svg:height="7.5in" draw:id="id80" draw:style-name="a449" draw:name="Rectangle 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1" draw:style-name="a452" draw:name="Rectangle 9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82" draw:style-name="a455" draw:name="Rectangle 11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56" draw:name="Picture 2" svg:x="3.10774in" svg:y="1.2287in" svg:width="7.11784in" svg:height="5.03587in" style:rel-width="scale" style:rel-height="scale">
          <draw:image xlink:href="media/image6.jpeg" xlink:type="simple" xlink:show="embed" xlink:actuate="onLoad"/>
          <svg:title/>
          <svg:desc>MadiDrop11</svg:desc>
        </draw:frame>
      </draw:page>
      <draw:page draw:name="Slide8" draw:style-name="a457" draw:master-page-name="Master1-Layout7-blank-Blank" presentation:presentation-page-layout-name="Master1-PPL7" draw:id="Slide-263">
        <draw:custom-shape svg:x="0in" svg:y="0in" svg:width="13.33333in" svg:height="7.5in" draw:id="id84" draw:style-name="a460" draw:name="Rectangle 7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5" draw:style-name="a463" draw:name="Rectangle 9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86" draw:style-name="a466" draw:name="Rectangle 1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67" draw:name="Picture 2" svg:x="1.22537in" svg:y="1.66534in" svg:width="10.88259in" svg:height="4.16259in" style:rel-width="scale" style:rel-height="scale">
          <draw:image xlink:href="media/image7.jpeg" xlink:type="simple" xlink:show="embed" xlink:actuate="onLoad"/>
          <svg:title/>
          <svg:desc>MadiDrop21</svg:desc>
        </draw:frame>
      </draw:page>
      <draw:page draw:name="Slide9" draw:style-name="a468" draw:master-page-name="Master1-Layout7-blank-Blank" presentation:presentation-page-layout-name="Master1-PPL7" draw:id="Slide-264">
        <draw:custom-shape svg:x="0in" svg:y="0in" svg:width="13.33333in" svg:height="7.5in" draw:id="id88" draw:style-name="a471" draw:name="Rectangle 7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9" draw:style-name="a474" draw:name="Rectangle 9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90" draw:style-name="a477" draw:name="Rectangle 1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78" draw:name="Picture 2" svg:x="1.22537in" svg:y="1.40688in" svg:width="10.88259in" svg:height="4.67951in" style:rel-width="scale" style:rel-height="scale">
          <draw:image xlink:href="media/image8.jpeg" xlink:type="simple" xlink:show="embed" xlink:actuate="onLoad"/>
          <svg:title/>
          <svg:desc>MadiDrop22</svg:desc>
        </draw:frame>
      </draw:page>
      <draw:page draw:name="Slide10" draw:style-name="a479" draw:master-page-name="Master1-Layout7-blank-Blank" presentation:presentation-page-layout-name="Master1-PPL7" draw:id="Slide-265">
        <draw:custom-shape svg:x="0in" svg:y="0in" svg:width="13.33333in" svg:height="7.5in" draw:id="id92" draw:style-name="a482" draw:name="Rectangle 7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93" draw:style-name="a485" draw:name="Rectangle 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94" draw:style-name="a488" draw:name="Rectangle 1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89" draw:name="Picture 2" svg:x="2.0677in" svg:y="1.2287in" svg:width="9.19794in" svg:height="5.03587in" style:rel-width="scale" style:rel-height="scale">
          <draw:image xlink:href="media/image9.jpeg" xlink:type="simple" xlink:show="embed" xlink:actuate="onLoad"/>
          <svg:title/>
          <svg:desc>MadiDrop23</svg:desc>
        </draw:frame>
      </draw:page>
      <draw:page draw:name="Slide11" draw:style-name="a490" draw:master-page-name="Master1-Layout7-blank-Blank" presentation:presentation-page-layout-name="Master1-PPL7" draw:id="Slide-266">
        <draw:custom-shape svg:x="0in" svg:y="0in" svg:width="13.33333in" svg:height="7.5in" draw:id="id96" draw:style-name="a493" draw:name="Rectangle 7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97" draw:style-name="a496" draw:name="Rectangle 9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1in" svg:width="11.92593in" svg:height="6.09259in" draw:id="id98" draw:style-name="a499" draw:name="Rectangle 1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00" draw:name="Picture 2" svg:x="1.22537in" svg:y="1.57012in" svg:width="10.88259in" svg:height="4.35304in" style:rel-width="scale" style:rel-height="scale">
          <draw:image xlink:href="media/image10.jpeg" xlink:type="simple" xlink:show="embed" xlink:actuate="onLoad"/>
          <svg:title/>
          <svg:desc>MadiDrop24</svg:desc>
        </draw:frame>
      </draw:page>
      <draw:page draw:name="Slide12" draw:style-name="a501" draw:master-page-name="Master1-Layout7-blank-Blank" presentation:presentation-page-layout-name="Master1-PPL7" draw:id="Slide-267">
        <draw:frame draw:id="id100" draw:style-name="a502" draw:name="Picture 2" svg:x="1.03125in" svg:y="0in" svg:width="11.27083in" svg:height="7.5in" style:rel-width="scale" style:rel-height="scale">
          <draw:image xlink:href="media/image11.jpg" xlink:type="simple" xlink:show="embed" xlink:actuate="onLoad"/>
          <svg:title/>
          <svg:desc>MadiDrop25</svg:desc>
        </draw:frame>
      </draw:page>
      <draw:page draw:name="Slide13" draw:style-name="a503" draw:master-page-name="Master1-Layout7-blank-Blank" presentation:presentation-page-layout-name="Master1-PPL7" draw:id="Slide-268">
        <draw:frame draw:id="id101" draw:style-name="a504" draw:name="Picture 2" svg:x="0.00002in" svg:y="0.00001in" svg:width="13.33331in" svg:height="7.49999in" style:rel-width="scale" style:rel-height="scale">
          <draw:image xlink:href="media/image12.jpeg" xlink:type="simple" xlink:show="embed" xlink:actuate="onLoad"/>
          <svg:title/>
          <svg:desc>MadiDrop26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vo Vista </dc:title>
    <meta:initial-creator>Marvin Schettgen</meta:initial-creator>
    <dc:creator>Marvin Schettgen</dc:creator>
    <meta:creation-date>2018-10-24T15:44:27Z</meta:creation-date>
    <dc:date>2018-10-24T15:47:50Z</dc:date>
    <meta:editing-cycles>1</meta:editing-cycles>
    <meta:editing-duration>PT0S</meta:editing-duration>
    <meta:document-statistic meta:paragraph-count="7" meta:word-count="60"/>
  </office:meta>
</office:document-meta>
</file>